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H29" table:end-x="0.7343in" table:end-y="0.1677in" draw:z-index="0" svg:width="4.1118in" svg:height="3.7146in" svg:x="0.178in" svg:y="0.1362in">
              <draw:object draw:notify-on-update-of-ranges="Sheet1.A1:Sheet1.B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31">01/31/2006</text:date>, <text:time>15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creation-date>2006-01-31T15:17:29</meta:creation-date>
    <dc:date>2006-01-31T15:18:58</dc:date>
    <dc:language>en-US</dc:language>
    <meta:editing-cycles>3</meta:editing-cycles>
    <meta:editing-duration>PT1M35S</meta:editing-duration>
    <meta:user-defined meta:name="Info 1"/>
    <meta:user-defined meta:name="Info 2"/>
    <meta:user-defined meta:name="Info 3"/>
    <meta:user-defined meta:name="Info 4"/>
    <meta:document-statistic meta:table-count="3" meta:cell-count="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lbany" style:font-family-generic="swiss" style:font-pitch="variable" fo:font-size="17.5pt" style:font-family-asian="'Andale Sans UI'" style:font-pitch-asian="variable" style:font-size-asian="17.5pt" style:font-family-complex="Lucidasans" style:font-pitch-complex="variable" style:font-size-complex="17.5pt"/>
    </style:style>
    <style:style style:name="ch3" style:family="chart">
      <style:graphic-properties draw:fill="none"/>
      <style:text-properties fo:font-family="Albany" style:font-family-generic="swiss" style:font-pitch="variable" fo:font-size="8.10000038146973pt" style:font-family-asian="'Andale Sans UI'" style:font-pitch-asian="variable" style:font-size-asian="8.10000038146973pt" style:font-family-complex="Lucidasans" style:font-pitch-complex="variable" style:font-size-complex="8.1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9.39999961853027pt" style:font-family-asian="'Andale Sans UI'" style:font-pitch-asian="variable" style:font-size-asian="9.39999961853027pt" style:font-family-complex="Lucidasans" style:font-pitch-complex="variable" style:font-size-complex="9.3999996185302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9.39999961853027pt" style:font-family-asian="'Andale Sans UI'" style:font-pitch-asian="variable" style:font-size-asian="9.39999961853027pt" style:font-family-complex="Lucidasans" style:font-pitch-complex="variable" style:font-size-complex="9.39999961853027pt"/>
    </style:style>
    <style:style style:name="ch7" style:family="chart">
      <style:graphic-properties draw:fill-color="#9999ff"/>
      <style:text-properties fo:font-family="Albany" style:font-family-generic="swiss" style:font-pitch="variable" fo:font-size="8.10000038146973pt" style:font-family-asian="'Andale Sans UI'" style:font-pitch-asian="variable" style:font-size-asian="8.10000038146973pt" style:font-family-complex="Lucidasans" style:font-pitch-complex="variable" style:font-size-complex="8.10000038146973pt"/>
    </style:style>
    <style:style style:name="ch8" style:family="chart">
      <style:graphic-properties draw:fill-color="#993366"/>
      <style:text-properties fo:font-family="Albany" style:font-family-generic="swiss" style:font-pitch="variable" fo:font-size="8.10000038146973pt" style:font-family-asian="'Andale Sans UI'" style:font-pitch-asian="variable" style:font-size-asian="8.10000038146973pt" style:font-family-complex="Lucidasans" style:font-pitch-complex="variable" style:font-size-complex="8.10000038146973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0.445cm" svg:height="9.436cm" chart:class="chart:bar" chart:style-name="ch1">
        <chart:title svg:x="3.904cm" svg:y="0.188cm" chart:style-name="ch2">
          <text:p>Main Title</text:p>
        </chart:title>
        <chart:legend chart:legend-position="end" svg:x="8.437cm" svg:y="4.254cm" chart:style-name="ch3"/>
        <chart:plot-area chart:style-name="ch4" table:cell-range-address="Sheet1.$A$1:.$B$2" chart:table-number-list="0" svg:x="0.208cm" svg:y="1.25cm" svg:width="7.814cm" svg:height="7.998cm">
          <chart:axis chart:dimension="x" chart:name="primary-x" chart:style-name="ch5">
            <chart:categories table:cell-range-address="local-table.A2:.A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2"/>
          </chart:series>
          <chart:series chart:style-name="ch8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